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paragraph-properties fo:line-height="150%"/>
    </style:style>
    <style:style style:name="P3" style:family="paragraph" style:parent-style-name="Footnote">
      <style:paragraph-properties fo:line-height="150%"/>
      <style:text-properties fo:font-size="10pt" fo:language="uk" fo:country="UA" fo:font-weight="normal" style:font-size-asian="10pt" style:font-weight-asian="normal" style:font-size-complex="10pt" style:font-weight-complex="normal"/>
    </style:style>
    <style:style style:name="P4" style:family="paragraph" style:parent-style-name="Footnote">
      <style:paragraph-properties fo:line-height="150%"/>
      <style:text-properties fo:font-size="10pt" style:font-size-asian="10pt" style:font-size-complex="10pt"/>
    </style:style>
    <style:style style:name="P5" style:family="paragraph" style:parent-style-name="Footnote">
      <style:paragraph-properties fo:line-height="150%"/>
      <style:text-properties fo:font-size="10pt" fo:font-weight="normal" style:font-size-asian="10pt" style:font-weight-asian="normal" style:font-size-complex="10pt" style:font-weight-complex="normal"/>
    </style:style>
    <style:style style:name="P6" style:family="paragraph" style:parent-style-name="Footnote">
      <style:paragraph-properties fo:line-height="150%"/>
      <style:text-properties style:font-name="Times New Roman" fo:font-size="10pt" fo:language="uk" fo:country="UA"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Footnote">
      <style:paragraph-properties fo:line-height="150%"/>
      <style:text-properties style:font-name="Times New Roman" fo:font-size="10pt" fo:language="uk" fo:country="UA" style:font-size-asian="10pt" style:font-size-complex="10pt"/>
    </style:style>
    <style:style style:name="P8" style:family="paragraph" style:parent-style-name="Footnote">
      <style:paragraph-properties fo:line-height="150%"/>
      <style:text-properties style:font-name="Times New Roman" fo:font-size="10pt" style:font-size-asian="10pt" style:font-size-complex="10pt"/>
    </style:style>
    <style:style style:name="P9" style:family="paragraph" style:parent-style-name="Standard">
      <style:paragraph-properties fo:margin-left="0in" fo:margin-right="0in" fo:line-height="150%" fo:text-align="center" style:justify-single-word="false" fo:text-indent="0in" style:auto-text-indent="true"/>
      <style:text-properties fo:font-size="14pt" fo:language="uk" fo:country="UA" fo:font-weight="bold" style:font-size-asian="14pt" style:font-weight-asian="bold" style:font-size-complex="14pt" style:font-weight-complex="bold"/>
    </style:style>
    <style:style style:name="P10" style:family="paragraph" style:parent-style-name="Standard">
      <style:paragraph-properties fo:margin-left="0in" fo:margin-right="0in" fo:line-height="150%" fo:text-align="justify" style:justify-single-word="false" fo:text-indent="0in" style:auto-text-indent="true"/>
      <style:text-properties fo:font-size="14pt" fo:language="uk" fo:country="UA" style:font-size-asian="14pt" style:font-size-complex="14pt"/>
    </style:style>
    <style:style style:name="P11" style:family="paragraph" style:parent-style-name="Standard">
      <style:paragraph-properties fo:margin-left="0in" fo:margin-right="0in" fo:line-height="150%" fo:text-align="justify" style:justify-single-word="false" fo:text-indent="0in" style:auto-text-indent="true"/>
      <style:text-properties fo:font-size="14pt" fo:language="uk" fo:country="UA" fo:font-weight="normal" style:font-size-asian="14pt" style:font-weight-asian="normal" style:font-size-complex="14pt" style:font-weight-complex="normal"/>
    </style:style>
    <style:style style:name="P12" style:family="paragraph" style:parent-style-name="Standard">
      <style:paragraph-properties fo:margin-left="0in" fo:margin-right="0in" fo:line-height="150%" fo:text-align="justify" style:justify-single-word="false" fo:text-indent="0in" style:auto-text-indent="true"/>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in" fo:line-height="150%" fo:text-align="justify" style:justify-single-word="false" fo:text-indent="0in" style:auto-text-indent="true"/>
      <style:text-properties fo:font-size="14pt" fo:language="ru" fo:country="RU" fo:font-weight="normal" style:font-size-asian="14pt" style:font-weight-asian="normal" style:font-size-complex="14pt" style:font-weight-complex="normal"/>
    </style:style>
    <style:style style:name="P14" style:family="paragraph" style:parent-style-name="Standard">
      <style:paragraph-properties fo:margin-left="0in" fo:margin-right="0in" fo:line-height="150%" fo:text-indent="0in" style:auto-text-indent="true"/>
      <style:text-properties fo:font-size="14pt" style:font-size-asian="14pt" style:font-size-complex="14pt"/>
    </style:style>
    <style:style style:name="P15" style:family="paragraph" style:parent-style-name="Standard">
      <style:paragraph-properties fo:margin-left="0in" fo:margin-right="0in" fo:line-height="150%" fo:text-align="justify" style:justify-single-word="false" fo:text-indent="0in" style:auto-text-indent="true"/>
      <style:text-properties fo:font-size="14pt" style:font-size-asian="14pt" style:font-size-complex="14pt"/>
    </style:style>
    <style:style style:name="P16" style:family="paragraph" style:parent-style-name="Standard">
      <style:paragraph-properties fo:margin-left="0in" fo:margin-right="0in" fo:line-height="150%" fo:text-align="justify" style:justify-single-word="false" fo:text-indent="0in" style:auto-text-indent="tru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in" fo:line-height="150%" fo:text-align="justify" style:justify-single-word="false" fo:text-indent="0.3937in" style:auto-text-indent="false"/>
      <style:text-properties fo:color="#000000" style:font-name="Times New Roman" fo:font-size="14pt" fo:letter-spacing="0.0055in"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in" fo:line-height="150%" fo:text-align="justify" style:justify-single-word="false" fo:text-indent="0.3937in" style:auto-text-indent="false"/>
      <style:text-properties fo:font-size="14pt" fo:language="uk" fo:country="UA" fo:font-weight="normal" style:font-size-asian="14pt" style:font-weight-asian="normal" style:font-size-complex="14pt" style:font-weight-complex="normal"/>
    </style:style>
    <style:style style:name="P19" style:family="paragraph" style:parent-style-name="Standard">
      <style:paragraph-properties fo:margin-left="0in" fo:margin-right="0in" fo:line-height="150%" fo:text-align="justify" style:justify-single-word="false" fo:text-indent="0.3937in" style:auto-text-indent="false"/>
      <style:text-properties fo:font-size="14pt" fo:language="uk" fo:country="UA" fo:background-color="#ffff00" style:font-size-asian="14pt" style:font-size-complex="14pt"/>
    </style:style>
    <style:style style:name="P20" style:family="paragraph" style:parent-style-name="Standard">
      <style:paragraph-properties fo:margin-left="0in" fo:margin-right="0in" fo:line-height="150%" fo:text-align="justify" style:justify-single-word="false" fo:text-indent="0.3937in" style:auto-text-indent="false"/>
      <style:text-properties fo:font-size="14pt" fo:language="uk" fo:country="UA" fo:font-style="normal" fo:background-color="#ffff00" style:font-size-asian="14pt" style:font-style-asian="normal" style:font-size-complex="14pt" style:font-style-complex="normal"/>
    </style:style>
    <style:style style:name="P21" style:family="paragraph" style:parent-style-name="Standard">
      <style:paragraph-properties fo:margin-left="0in" fo:margin-right="0in" fo:line-height="150%" fo:text-align="justify" style:justify-single-word="false" fo:text-indent="0.3937in" style:auto-text-indent="false"/>
      <style:text-properties fo:font-size="14pt" fo:background-color="#ffff00" style:font-size-asian="14pt" style:font-size-complex="14pt"/>
    </style:style>
    <style:style style:name="P22"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italic" style:font-weight-complex="bold"/>
    </style:style>
    <style:style style:name="P24"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fo:font-style="normal" style:text-underline-style="none" fo:font-weight="normal" fo:background-color="#00ff00"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in" fo:line-height="150%" fo:text-align="justify" style:justify-single-word="false" fo:text-indent="0.7874in"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italic" style:font-weight-complex="bold"/>
    </style:style>
    <style:style style:name="P26" style:family="paragraph" style:parent-style-name="Standard">
      <style:paragraph-properties fo:margin-left="0in" fo:margin-right="0in" fo:line-height="150%" fo:text-align="justify" style:justify-single-word="false" fo:text-indent="0.7874in" style:auto-text-indent="false"/>
      <style:text-properties fo:font-size="14pt" fo:language="uk" fo:country="UA" fo:background-color="#ffff00" style:font-size-asian="14pt" style:font-size-complex="14pt" style:font-style-complex="italic"/>
    </style:style>
    <style:style style:name="P27"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in" fo:line-height="150%" fo:text-align="justify" style:justify-single-word="false" fo:text-indent="0.4925in" style:auto-text-indent="false"/>
      <style:text-properties fo:font-size="14pt" fo:background-color="#ffff00" style:font-size-asian="14pt" style:font-size-complex="14pt"/>
    </style:style>
    <style:style style:name="P29" style:family="paragraph" style:parent-style-name="Основной_20_текст_20_с_20_отступом_20_2">
      <style:paragraph-properties fo:margin-left="0in" fo:margin-right="0in" fo:line-height="150%" fo:text-align="justify" style:justify-single-word="false" fo:text-indent="0.4925in"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30" style:family="paragraph" style:parent-style-name="Text_20_body">
      <style:paragraph-properties fo:margin-left="0in" fo:margin-right="0in" fo:line-height="150%" fo:text-indent="0.4925in" style:auto-text-indent="false"/>
      <style:text-properties fo:font-size="14pt" fo:background-color="#ffff00" style:font-size-asian="14pt" style:font-size-complex="14pt"/>
    </style:style>
    <style:style style:name="P31" style:family="paragraph" style:parent-style-name="Standard">
      <style:paragraph-properties fo:margin-left="0in" fo:margin-right="0in" fo:line-height="150%" fo:text-align="justify" style:justify-single-word="false" fo:text-indent="0.25in" style:auto-text-indent="false"/>
      <style:text-properties style:font-name="Times New Roman" fo:font-size="14pt" fo:language="uk" fo:country="UA" fo:font-style="normal" style:text-underline-style="none" fo:font-weight="normal" fo:background-color="#ffff00"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in" fo:line-height="150%" fo:text-align="justify" style:justify-single-word="false" fo:text-indent="0.25in" style:auto-text-indent="false"/>
      <style:text-properties fo:font-size="14pt" fo:language="uk" fo:country="UA" fo:background-color="#ffff00" style:font-size-asian="14pt" style:font-size-complex="14pt"/>
    </style:style>
    <style:style style:name="P33" style:family="paragraph" style:parent-style-name="Text_20_body_20_indent">
      <style:paragraph-properties fo:margin-left="0in" fo:margin-right="0in" fo:line-height="150%" fo:text-indent="0in" style:auto-text-indent="false"/>
      <style:text-properties fo:font-size="14pt" fo:background-color="#ffff00" style:font-size-asian="14pt" style:font-size-complex="14pt"/>
    </style:style>
    <style:style style:name="P34" style:family="paragraph" style:parent-style-name="Standard" style:list-style-name="L1">
      <style:paragraph-properties fo:margin-left="0in" fo:margin-right="0in" fo:line-height="150%" fo:text-align="justify" style:justify-single-word="false" fo:text-indent="0in" style:auto-text-indent="true"/>
      <style:text-properties fo:font-size="14pt" style:font-size-asian="14pt" style:font-size-complex="14pt"/>
    </style:style>
    <style:style style:name="P35" style:family="paragraph" style:parent-style-name="Standard" style:list-style-name="L1">
      <style:paragraph-properties fo:margin-left="0in" fo:margin-right="0in" fo:line-height="150%" fo:text-indent="0in" style:auto-text-indent="true"/>
      <style:text-properties fo:font-size="14pt" style:font-size-asian="14pt" style:font-size-complex="14pt"/>
    </style:style>
    <style:style style:name="P36" style:family="paragraph" style:parent-style-name="Standard" style:list-style-name="L2">
      <style:paragraph-properties fo:margin-left="0in" fo:margin-right="0in" fo:line-height="150%" fo:text-indent="0in" style:auto-text-indent="true"/>
      <style:text-properties fo:font-size="14pt" style:font-size-asian="14pt" style:font-size-complex="14pt"/>
    </style:style>
    <style:style style:name="P37" style:family="paragraph" style:parent-style-name="Standard">
      <style:paragraph-properties fo:margin-left="0in" fo:margin-right="0in" fo:line-height="150%" fo:text-align="justify" style:justify-single-word="false" fo:text-indent="0.25in" style:auto-text-indent="false"/>
      <style:text-properties fo:font-size="14pt" fo:language="uk" fo:country="UA" fo:font-style="italic" fo:background-color="#ffff00" style:font-size-asian="14pt" style:font-style-asian="italic" style:font-size-complex="14pt"/>
    </style:style>
    <style:style style:name="P38" style:family="paragraph" style:parent-style-name="Standard">
      <style:paragraph-properties fo:margin-left="0in" fo:margin-right="0in" fo:line-height="150%" fo:text-align="justify" style:justify-single-word="false" fo:text-indent="0.25in" style:auto-text-indent="false"/>
      <style:text-properties style:font-name="Times New Roman" fo:font-size="14pt" fo:language="uk" fo:country="UA" fo:font-style="italic" style:text-underline-style="none" fo:font-weight="normal" fo:background-color="#ffff00" style:font-size-asian="14pt" style:font-style-asian="italic" style:font-weight-asian="normal" style:font-size-complex="14pt" style:font-style-complex="normal" style:font-weight-complex="normal"/>
    </style:style>
    <style:style style:name="P39" style:family="paragraph" style:parent-style-name="Standard">
      <style:paragraph-properties fo:margin-left="0.1972in" fo:margin-right="-0.0563in" fo:line-height="150%" fo:text-align="justify" style:justify-single-word="false" fo:orphans="0" fo:widows="0" fo:text-indent="-0.1972in" style:auto-text-indent="false" fo:background-color="#ffffff" style:text-autospace="none">
        <style:tab-stops>
          <style:tab-stop style:position="0.3335in"/>
        </style:tab-stops>
        <style:background-image/>
      </style:paragraph-properties>
      <style:text-properties fo:font-size="10pt" fo:font-weight="normal" style:font-size-asian="10pt" style:font-size-complex="10pt"/>
    </style:style>
    <style:style style:name="P40" style:family="paragraph" style:parent-style-name="Footnote">
      <style:paragraph-properties fo:line-height="150%"/>
      <style:text-properties fo:font-variant="normal" fo:text-transform="none" fo:color="#000000" style:font-name="Times New Roman" fo:font-size="10pt" fo:letter-spacing="normal" fo:font-style="normal" fo:font-weight="normal" style:font-size-asian="10pt" style:font-size-complex="10pt"/>
    </style:style>
    <style:style style:name="P41" style:family="paragraph" style:parent-style-name="Footnote">
      <style:paragraph-properties fo:line-height="150%"/>
      <style:text-properties fo:font-variant="normal" fo:text-transform="none" fo:color="#000000" style:font-name="Times New Roman" fo:font-size="10pt" fo:letter-spacing="normal" fo:language="uk" fo:country="UA" fo:font-style="normal" fo:font-weight="normal" style:font-size-asian="10pt" style:font-size-complex="10pt"/>
    </style:style>
    <style:style style:name="P42" style:family="paragraph" style:parent-style-name="Footnote">
      <style:paragraph-properties fo:line-height="150%"/>
      <style:text-properties fo:font-size="10pt" fo:font-weight="normal" style:font-size-asian="10pt" style:font-weight-asian="normal" style:font-size-complex="10pt" style:font-weight-complex="normal"/>
    </style:style>
    <style:style style:name="P43" style:family="paragraph" style:parent-style-name="Footnote">
      <style:paragraph-properties fo:line-height="150%"/>
      <style:text-properties fo:font-size="10pt" style:font-size-asian="10pt" style:font-size-complex="10pt"/>
    </style:style>
    <style:style style:name="P44" style:family="paragraph" style:parent-style-name="Footnote">
      <style:paragraph-properties fo:line-height="150%"/>
    </style:style>
    <style:style style:name="P45" style:family="paragraph" style:parent-style-name="Text_20_body_20_indent" style:list-style-name="WW8Num2">
      <style:paragraph-properties fo:margin-left="0in" fo:margin-right="0in" fo:line-height="150%" fo:text-indent="0in" style:auto-text-indent="false">
        <style:tab-stops>
          <style:tab-stop style:position="0.7425in"/>
        </style:tab-stops>
      </style:paragraph-properties>
      <style:text-properties fo:font-size="14pt" fo:background-color="#ffff00" style:font-size-asian="14pt" style:font-size-complex="14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ru" fo:country="RU"/>
    </style:style>
    <style:style style:name="T4" style:family="text">
      <style:text-properties fo:language="uk" fo:country="UA"/>
    </style:style>
    <style:style style:name="T5" style:family="text">
      <style:text-properties fo:language="uk" fo:country="UA" fo:font-weight="normal" style:font-weight-asian="normal" style:font-weight-complex="normal"/>
    </style:style>
    <style:style style:name="T6" style:family="text">
      <style:text-properties fo:language="uk" fo:country="UA" fo:font-style="italic" style:font-style-asian="italic" style:font-style-complex="italic"/>
    </style:style>
    <style:style style:name="T7" style:family="text">
      <style:text-properties fo:language="uk" fo:country="UA" fo:font-style="normal" fo:font-weight="normal" style:font-style-asian="normal" style:font-weight-asian="normal" style:font-style-complex="normal" style:font-weight-complex="normal"/>
    </style:style>
    <style:style style:name="T8" style:family="text">
      <style:text-properties style:font-name="Times New Roman" fo:font-style="normal" style:text-underline-style="none" fo:font-weight="normal" style:font-style-asian="normal" style:font-weight-asian="normal" style:font-style-complex="normal" style:font-weight-complex="normal"/>
    </style:style>
    <style:style style:name="T9" style:family="text">
      <style:text-properties style:font-name="Times New Roman" fo:font-style="normal" style:text-underline-style="none" fo:background-color="#ffff00" style:font-style-asian="normal" style:font-style-complex="normal"/>
    </style:style>
    <style:style style:name="T10" style:family="text">
      <style:text-properties style:font-name="Times New Roman" fo:font-style="normal" style:text-underline-style="none" fo:background-color="#7da647" style:font-style-asian="normal" style:font-style-complex="normal"/>
    </style:style>
    <style:style style:name="T11"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12" style:family="text">
      <style:text-properties style:font-name="Times New Roman" style:text-underline-style="none" fo:font-weight="normal" style:font-weight-asian="normal" style:font-weight-complex="normal"/>
    </style:style>
    <style:style style:name="T13" style:family="text">
      <style:text-properties fo:text-transform="uppercase" style:font-name="Times New Roman" fo:language="uk" fo:country="UA" fo:font-weight="normal" style:font-weight-asian="normal" style:font-weight-complex="normal"/>
    </style:style>
    <style:style style:name="T14" style:family="text">
      <style:text-properties fo:text-transform="uppercase" style:font-name="Times New Roman" fo:language="ru" fo:country="RU"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fo:background-color="#ff0000" style:font-style-asian="italic" style:font-weight-asian="bold" style:font-style-complex="italic" style:font-weight-complex="bold"/>
    </style:style>
    <style:style style:name="T20" style:family="text">
      <style:text-properties fo:font-style="italic" fo:background-color="#ff0000" style:font-style-asian="italic" style:font-style-complex="italic"/>
    </style:style>
    <style:style style:name="T21" style:family="text">
      <style:text-properties fo:font-style="normal" style:font-style-asian="normal" style:font-style-complex="normal"/>
    </style:style>
    <style:style style:name="T22" style:family="text">
      <style:text-properties fo:font-size="12pt" fo:language="uk" fo:country="UA" fo:font-weight="bold" style:font-size-asian="12pt" style:font-weight-asian="bold" style:font-size-complex="12pt"/>
    </style:style>
    <style:style style:name="T23" style:family="text">
      <style:text-properties fo:font-size="12pt" fo:language="uk" fo:country="UA" fo:font-weight="bold" style:font-size-asian="12pt" style:font-weight-asian="bold" style:font-size-complex="12pt" style:font-weight-complex="bold"/>
    </style:style>
    <style:style style:name="T24" style:family="text">
      <style:text-properties fo:font-size="12pt" fo:language="uk" fo:country="UA" fo:font-weight="normal" style:font-size-asian="12pt" style:font-weight-asian="normal" style:font-size-complex="12pt" style:font-weight-complex="normal"/>
    </style:style>
    <style:style style:name="T25" style:family="text">
      <style:text-properties fo:font-size="12pt" fo:language="uk" fo:country="UA" fo:font-style="italic" style:font-size-asian="12pt" style:font-style-asian="italic" style:font-size-complex="12pt" style:font-style-complex="italic"/>
    </style:style>
    <style:style style:name="T26" style:family="text">
      <style:text-properties fo:font-size="12pt" fo:language="uk" fo:country="UA" style:font-size-asian="12pt" style:font-size-complex="12pt"/>
    </style:style>
    <style:style style:name="T27" style:family="text">
      <style:text-properties fo:font-size="12pt" fo:language="uk" fo:country="UA" style:font-size-asian="12pt" style:font-size-complex="12pt" style:font-style-complex="italic"/>
    </style:style>
    <style:style style:name="T28" style:family="text">
      <style:text-properties style:font-style-complex="italic"/>
    </style:style>
    <style:style style:name="T29" style:family="text">
      <style:text-properties style:font-style-complex="italic" style:font-weight-complex="bold"/>
    </style:style>
    <style:style style:name="T30" style:family="text">
      <style:text-properties fo:font-weight="normal" style:font-weight-asian="normal" style:font-weight-complex="normal"/>
    </style:style>
    <style:style style:name="T31" style:family="text">
      <style:text-properties fo:color="#000000" fo:letter-spacing="0.0055in"/>
    </style:style>
    <style:style style:name="T32" style:family="text">
      <style:text-properties fo:color="#000000" fo:letter-spacing="0.0055in" fo:background-color="transparent"/>
    </style:style>
    <style:style style:name="T33" style:family="text">
      <style:text-properties fo:color="#000000" fo:letter-spacing="0.0055in" fo:language="ru" fo:country="RU"/>
    </style:style>
    <style:style style:name="T34" style:family="text">
      <style:text-properties fo:color="#000000"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35" style:family="text">
      <style:text-properties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36" style:family="text">
      <style:text-properties fo:color="#000000" style:font-name="Times New Roman" fo:letter-spacing="0.0055in" fo:language="uk" fo:country="UA" fo:font-style="normal" style:text-underline-style="none" fo:background-color="transparent" style:font-style-asian="normal" style:font-style-complex="normal"/>
    </style:style>
    <style:style style:name="T37" style:family="text">
      <style:text-properties fo:color="#000000" style:font-name="Times New Roman" fo:letter-spacing="0.0055in" fo:font-style="normal" style:text-underline-style="none" fo:font-weight="normal" style:font-style-asian="normal" style:font-weight-asian="normal" style:font-style-complex="normal" style:font-weight-complex="normal"/>
    </style:style>
    <style:style style:name="T38" style:family="text">
      <style:text-properties fo:color="#000000" style:font-name="Times New Roman" fo:letter-spacing="0.0055in" fo:language="en" fo:country="US" fo:font-style="normal" style:text-underline-style="none" fo:background-color="transparent" style:font-style-asian="normal" style:font-style-complex="normal"/>
    </style:style>
    <style:style style:name="T39" style:family="text">
      <style:text-properties fo:color="#000000" style:font-name="Times New Roman" fo:font-size="10pt" fo:letter-spacing="0.0055in" fo:language="uk" fo:country="UA"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0" style:family="text">
      <style:text-properties fo:color="#000000" style:font-name="Times New Roman" fo:font-size="10pt" fo:letter-spacing="0.0055in" fo:language="uk" fo:country="UA" fo:font-style="normal" style:text-underline-style="none" fo:background-color="transparent" style:font-size-asian="10pt" style:font-style-asian="normal" style:font-size-complex="10pt" style:font-style-complex="normal"/>
    </style:style>
    <style:style style:name="T41" style:family="text">
      <style:text-properties fo:color="#000000" style:font-name="Times New Roman" fo:font-size="10pt" fo:letter-spacing="0.0055i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2" style:family="text">
      <style:text-properties fo:color="#000000" style:font-name="Times New Roman" fo:font-size="10pt" fo:letter-spacing="0.0055in" fo:font-style="normal" style:text-underline-style="none" fo:background-color="transparent" style:font-size-asian="10pt" style:font-style-asian="normal" style:font-size-complex="10pt" style:font-style-complex="normal"/>
    </style:style>
    <style:style style:name="T43" style:family="text">
      <style:text-properties fo:color="#000000" style:font-name="Times New Roman" fo:font-size="10pt" fo:letter-spacing="0.0055in"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4" style:family="text">
      <style:text-properties fo:color="#000000" style:font-name="Times New Roman" fo:font-size="10pt" fo:letter-spacing="0.0055in" fo:language="en" fo:country="US" fo:font-style="normal" style:text-underline-style="none" fo:background-color="transparent" style:font-size-asian="10pt" style:font-style-asian="normal" style:font-size-complex="10pt" style:font-style-complex="normal"/>
    </style:style>
    <style:style style:name="T45" style:family="text">
      <style:text-properties fo:background-color="#ff0000"/>
    </style:style>
    <style:style style:name="T46" style:family="text">
      <style:text-properties fo:font-variant="normal" fo:text-transform="none" fo:color="#000000" fo:letter-spacing="normal" fo:font-style="normal" fo:font-weight="normal"/>
    </style:style>
    <style:style style:name="T47" style:family="text">
      <style:text-properties fo:font-variant="normal" fo:text-transform="none" fo:color="#000000"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48" style:family="text">
      <style:text-properties fo:font-variant="normal" fo:text-transform="none" fo:color="#000000" style:font-name="Times New Roman" fo:font-size="10pt" fo:letter-spacing="normal" fo:language="uk" fo:country="UA"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9" style:family="text">
      <style:text-properties fo:font-variant="normal" fo:text-transform="none" fo:color="#000000" style:font-name="Times New Roman" fo:font-size="10pt" fo:letter-spacing="normal" fo:language="uk" fo:country="UA" fo:font-style="normal" fo:font-weight="normal" style:font-size-asian="10pt" style:font-size-complex="10pt"/>
    </style:style>
    <style:style style:name="T50" style:family="text">
      <style:text-properties fo:font-variant="normal" fo:text-transform="none" fo:color="#000000" style:font-name="Times New Roman" fo:font-size="10pt" fo:letter-spacing="0.0055in"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1" style:family="text">
      <style:text-properties fo:font-variant="normal" fo:text-transform="none" fo:color="#000000" style:font-name="Times New Roman1" fo:letter-spacing="normal" fo:language="ru" fo:country="RU" fo:font-style="normal" style:font-style-asian="normal" style:font-weight-asian="normal" style:font-weight-complex="normal"/>
    </style:style>
    <style:style style:name="T52" style:family="text">
      <style:text-properties fo:font-variant="normal" fo:text-transform="none" fo:color="#000000" style:font-name="Times New Roman1" fo:letter-spacing="0.0008in" fo:language="ru" fo:country="RU" fo:font-style="normal" style:font-style-asian="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а, б, .., аа, бб, ... (ru)">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Розділ <text:span text:style-name="T1">III</text:span></text:p>
      <text:p text:style-name="P9">Структурно‑семантичні та стилістичні функції індивідуально‑авторської лексики В. Стуса</text:p>
      <text:p text:style-name="P10"/>
      <text:p text:style-name="P11">Філологічна наука накопичила велику кількість теоретичного і фактичного матеріалу, що з певних позицій висвітлює питання неузуальних (оказіональних) одиниць. Проте, незважаючи на поширений характер цього явища, воно поки що не отримало різнобічного, адекватного йому визначення. У словниковій статті енциклопедії «Українська мова» подано досить вузьке визначення оказіоналізму, який кваліфікують як «незвичне, здебільшого експресивно забарвлене слово, утворене з порушенням законів словотворення чи норми мовної й існує лише в певному контексті, у якому воно виникло».<text:note text:id="ftn1" text:note-class="footnote"><text:note-citation>1</text:note-citation><text:note-body><text:p text:style-name="P3">Українська мова: Енциклопедія. — К.: Українська енциклопедія, 2000. — С. 400</text:p></text:note-body></text:note> Посилений інтерес вітчизняних і зарубіжних мовознавців до оказіонального матеріалу не означає повний, вичерпний його аналіз.</text:p>
      <text:p text:style-name="P11"><text:span text:style-name="T15">По-перше</text:span>, багато дослідників спирається на факти окремо взятого стилю (переважно художнього, рідше – публіцистичного).</text:p>
      <text:p text:style-name="P11"><text:span text:style-name="T15">По-друге</text:span>, категорію оказіональності обмежують передусім виявом на лексичному рівні.</text:p>
      <text:p text:style-name="P11"><text:span text:style-name="T15">По-третє</text:span>, увагу фокусують насамперед на словотвірному аспекті як механізмі утворення «одноразових» одиниць.</text:p>
      <text:p text:style-name="P11">Водночас оказіональні явища не варто ототожнювати з одноразовим використанням, як не слід обмежувати їх дослідження чи то компетенцією лексикології, чи то компетенцією словотворення. Вони демонструють складні взаємозв’язки різних царин мовознавчої науки, оскільки категорія оказіональності/узуальності може виявлятися на всіх рівнях мовної системи, засвідчуючи актуалізацію лексичних, семантичних, фраземних, морфологічних і синтаксичних потенцій. Такий підхід виводить проблему оказіоналізмів на якісно новий рівень і дає змогу розглядати її крізь призму теорії деривації (у <text:soft-page-break/>широкому витлумаченні) та теорії дериваційних відношень.</text:p>
      <text:p text:style-name="P11">Оказіональна деривація ілюструє те, що стабільність мовної системи є досить гнучкою і що «в чіткі наукові рамки не вдається поставити жодну живу мову. Можна сперечатися про принципи підходу до розв’язання цього питання, але не можна створити систему контролю над мовою, яка функціонувала б точно і безперебійно, як автоматичний електричний вимикач».<text:note text:id="ftn2" text:note-class="footnote"><text:note-citation>2</text:note-citation><text:note-body><text:p text:style-name="P3">Матезиус В. О необходимости стабильности литературного языка: Пер. с чешск. // Пражский лингвистический кружок / Под ред. Н. А. Кондрашова. — М.: Прогресс, 1967. — С. 392</text:p></text:note-body></text:note> Якщо такого «вимикача» немає, то закономірною є поява в системі мови нових елементів, що успішно пройшли стадію «узуалізації», якій передувала оказіональна деривація.<text:note text:id="ftn3" text:note-class="footnote"><text:note-citation>3</text:note-citation><text:note-body><text:p text:style-name="P6">Колоїз Ж. В. Українська оказіональна деривація: Монографія. — Київ: Акцент, 2007. — С. 8-9</text:p></text:note-body></text:note></text:p>
      <text:p text:style-name="P11"/>
      <text:p text:style-name="P18">Поезія Василя Стуса сповнена великою кількістю оказіоналізмів. Словник авторських новотворів письменника, поданий у <text:span text:style-name="T15">розділі ІІ</text:span>, містить <text:span text:style-name="T15">209</text:span> словникових статтей.</text:p>
      <text:p text:style-name="P11">На основі <text:s/>даних про частиномовну належність та спосіб словотворення ми створили такі діаграми:</text:p>
      <text:p text:style-name="P13"><draw:frame draw:style-name="fr1" draw:name="Объект2" text:anchor-type="paragraph" svg:width="6.2984in" svg:height="3.5429in" draw:z-index="1"><draw:object xlink:href="./Object 2" xlink:type="simple" xlink:show="embed" xlink:actuate="onLoad"/><draw:image xlink:href="./ObjectReplacements/Object 2" xlink:type="simple" xlink:show="embed" xlink:actuate="onLoad"/><svg:desc>диаграмма</svg:desc></draw:frame></text:p>
      <text:p text:style-name="P11"><draw:frame draw:style-name="fr1" draw:name="Объект1" text:anchor-type="paragraph" svg:width="6.2984in" svg:height="3.5429in" draw:z-index="0"><draw:object xlink:href="./Object 1" xlink:type="simple" xlink:show="embed" xlink:actuate="onLoad"/><draw:image xlink:href="./ObjectReplacements/Object 1" xlink:type="simple" xlink:show="embed" xlink:actuate="onLoad"/></draw:frame><text:soft-page-break/>У словнику, який ми уклали, найбільш уживаними частинами мови є:</text:p>
      <text:list xml:id="list326961438" text:style-name="L1">
        <text:list-item>
          <text:p text:style-name="P34"><text:span text:style-name="T5">Іменник (138): </text:span><text:span text:style-name="T6">біль-жадá</text:span><text:span text:style-name="T4">, </text:span><text:span text:style-name="T6">чорновóддя</text:span><text:span text:style-name="T4">.</text:span></text:p>
        </text:list-item>
        <text:list-item>
          <text:p text:style-name="P34"><text:span text:style-name="T5">Прикметник (46): </text:span><text:span text:style-name="T6">всебíдий</text:span><text:span text:style-name="T4">, </text:span><text:span text:style-name="T6">ясноджерéльний</text:span><text:span text:style-name="T4">.</text:span></text:p>
        </text:list-item>
        <text:list-item>
          <text:p text:style-name="P34"><text:span text:style-name="T5">Прислівник (14): </text:span><text:span text:style-name="T6">всевіки</text:span><text:span text:style-name="T4">, </text:span><text:span text:style-name="T6">уводноряд</text:span><text:span text:style-name="T4">.</text:span></text:p>
        </text:list-item>
        <text:list-item>
          <text:p text:style-name="P35"><text:span text:style-name="T4">Дієслово</text:span><text:span text:style-name="T13"> (9)</text:span><text:span text:style-name="T14">: </text:span><text:span text:style-name="T6">басамáнити</text:span><text:span text:style-name="T4">, </text:span><text:span text:style-name="T6">тонкоголóсити</text:span><text:span text:style-name="T4">.</text:span></text:p>
        </text:list-item>
        <text:list-item>
          <text:p text:style-name="P34"><text:span text:style-name="T5">Дієприкметник (4): </text:span><text:span text:style-name="T6">вичамрілий</text:span><text:span text:style-name="T4">, </text:span><text:span text:style-name="T6">розбрáтаний</text:span><text:span text:style-name="T4">.</text:span></text:p>
        </text:list-item>
        <text:list-item>
          <text:p text:style-name="P34"><text:span text:style-name="T5">Дієприслівник (1): </text:span><text:span text:style-name="T6">всенедочекáвшися</text:span><text:span text:style-name="T4">.</text:span></text:p>
        </text:list-item>
      </text:list>
      <text:p text:style-name="P11"/>
      <text:p text:style-name="P11">Автор найчастіше використовує такі способи словотворення:</text:p>
      <text:list xml:id="list312675385" text:style-name="L2">
        <text:list-item>
          <text:p text:style-name="P36">Основоскладання <text:span text:style-name="T3">(70): </text:span><text:span text:style-name="T17">всеглядно</text:span>, <text:span text:style-name="T17">цілосвíт</text:span>.</text:p>
        </text:list-item>
        <text:list-item>
          <text:p text:style-name="P36">Зрощення <text:span text:style-name="T3">(59): </text:span><text:span text:style-name="T17">всебезóдня</text:span>, <text:span text:style-name="T17">усестрімкий</text:span>.</text:p>
        </text:list-item>
        <text:list-item>
          <text:p text:style-name="P36">Префіксальний <text:span text:style-name="T3">(16): </text:span><text:span text:style-name="T17">нáкрик</text:span>, <text:span text:style-name="T17">притінь</text:span>.</text:p>
        </text:list-item>
        <text:list-item>
          <text:p text:style-name="P36">Суфіксальний <text:span text:style-name="T3">(13): </text:span><text:span text:style-name="T17">всенищíвність</text:span><text:span text:style-name="T21">.</text:span></text:p>
        </text:list-item>
        <text:list-item>
          <text:p text:style-name="P36">Словоскладання <text:span text:style-name="T3">(11): </text:span><text:span text:style-name="T17">біль-самотá</text:span>, <text:span text:style-name="T17">сто-морóзи</text:span>.</text:p>
        </text:list-item>
        <text:list-item>
          <text:p text:style-name="P36">Суфіксально-префіксальний <text:span text:style-name="T3">(4): </text:span><text:span text:style-name="T17">овóгнений</text:span>, <text:span text:style-name="T17">розпелюстити</text:span>.</text:p>
        </text:list-item>
      </text:list>
      <text:p text:style-name="P14"/>
      <text:p text:style-name="P12">Поезія В. Стуса багата на неологізми, утворені поєднанням двох основ слів, часто здавалося б протилежних за значенням, які незвично звучать разом, але <text:soft-page-break/>виразно підкреслюють думки й почуття поета. Несподівані словосполучення, створені шляхом основоскладання і зрощення більш рельєфно передають задум митця, підкреслюють авторські асоціації, підсилюють гостроту думки, наприклад:</text:p>
      <text:p text:style-name="P14"><text:span text:style-name="T6">смертеіснувáння</text:span><text:span text:style-name="T4"> (похідне від смерть і існувáння);</text:span></text:p>
      <text:p text:style-name="P14"><text:span text:style-name="T6">життєсмéрть</text:span><text:span text:style-name="T4"> (похідне від життя і смерть);</text:span></text:p>
      <text:p text:style-name="P14"><text:span text:style-name="T6">всеóчі</text:span><text:span text:style-name="T4"> (похідне від все і óчі);</text:span></text:p>
      <text:p text:style-name="P14"><text:span text:style-name="T6">наднéбо</text:span><text:span text:style-name="T4"> (похідне від над і нéбо);</text:span></text:p>
      <text:p text:style-name="P14"><text:span text:style-name="T6">пажиття</text:span><text:span text:style-name="T4"> (похідне від па... (“подібний”) і життя);</text:span></text:p>
      <text:p text:style-name="P14"><text:span text:style-name="T6">півдуші</text:span><text:span text:style-name="T4"> (похідне від пів і душі);</text:span></text:p>
      <text:p text:style-name="P14"><text:span text:style-name="T6">самоуникáння</text:span><text:span text:style-name="T4"> (похідне від сáмо... і уникáння);</text:span></text:p>
      <text:p text:style-name="P14"><text:span text:style-name="T6">стосиній</text:span><text:span text:style-name="T4"> (похідне від сто і синій);</text:span></text:p>
      <text:p text:style-name="P14"><text:span text:style-name="T17">усенестéрпний</text:span> (похідне від усé і нестéрпний).</text:p>
      <text:p text:style-name="P15"><text:span text:style-name="T7">У творенні поетичних неологізмів активну роль беруть афікси, префіксоїди, продуктивними є композити.</text:span><text:span text:style-name="T11"><text:note text:id="ftn4" text:note-class="footnote"><text:note-citation>4</text:note-citation><text:note-body><text:p text:style-name="P40">Словник поетичної мови Василя Стуса. Рідковживані слова та індивідуально-авторські новотвори / Уклад. Л. В. Оліфіренко. — К.: Абрис, 2003. — С. 1</text:p></text:note-body></text:note></text:span></text:p>
      <text:p text:style-name="P16"/>
      <text:p text:style-name="P18"><text:span text:style-name="T10">Спробуймо проаналізувати і з’ясувати значення цих слів у відповідних контекстах, використовуючи Великий тлумачний словник української мови.</text:span><text:span text:style-name="T10"><text:note text:id="ftn5" text:note-class="footnote"><text:note-citation>5</text:note-citation><text:note-body><text:p text:style-name="P40">Бусел В. Т. Великий тлумачний словник сучасної української мови. — Київ, Ірпінь. — Перун, 2005. — 1728 с.</text:p></text:note-body></text:note></text:span></text:p>
      <text:p text:style-name="P22"/>
      <text:p text:style-name="P18"><text:span text:style-name="T9">Василь Стус — це людина високої освіти і великої культури, то ж його знання виявляється і в багатстві тематики, глибині філософічних міркувань і незвичайній різноманітності лексики та фразеології. В самій версифікації в Стуса теж існує різноманітність.</text:span><text:span text:style-name="T9"><text:note text:id="ftn6" text:note-class="footnote"><text:note-citation>6</text:note-citation><text:note-body><text:p text:style-name="P39"><text:span text:style-name="T52">Стус В. Зимові дерева: Перша збірка поезій / Вступ, ст. А. Шум.— Брюс</text:span><text:span text:style-name="T51">сель, «Література і мистецтво», 1970. — С. 1</text:span></text:p></text:note-body></text:note></text:span></text:p>
      <text:p text:style-name="P22"/>
      <text:p text:style-name="P31">Чільне місце у творчості Стуса посідають роздуми про цілісність духу. <text:soft-page-break/>Глибинні почуття, що криють у собі найвищі моральні чесноти, - основа Стусового світовідчуття. Поет зосереджує увагу на утвердженні вічності духу. Про це свідчить наполеглива творча праця: „В. Стус у своїх „Палімпсестах” не тільки воскрешає пратексти, - він показує й те, як душа поета це робить”[2; 18]. Цим зумовлений і підбір синтаксичних засобів для характеристики предметів оточуючого світу. Особливо яскраво характеризують предмет, а з ним і дух, світогляд, відокремлені означення, які перетворюються на епітети. Навіть однослівне відокремлене означення виступає виразним художнім засобом (<text:span text:style-name="T17">І світ – </text:span><text:span text:style-name="T18">далекий</text:span><text:span text:style-name="T17"> – посиротіє од холоду розлуки, і од стужі, і од навічних сліпосяйних</text:span> <text:span text:style-name="T17">щасть</text:span> [5; 258]). Ще більшої стилістичної ваги набуває ширше за обсягом відокремлене означення (<text:span text:style-name="T17">І даленіє дальня Україна – </text:span><text:span text:style-name="T18">ошукана, оспала, навісна</text:span> [5; 205]).<text:note text:id="ftn7" text:note-class="footnote"><text:note-citation>7</text:note-citation><text:note-body><text:p text:style-name="P8"><text:span text:style-name="T4">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46">// Молода нація. — 2006. — № 1. Василь Стус. Двадцять років після смерті: сучасне сприйняття і переосмислення. — С. </text:span><text:span text:style-name="T4">2-3 ???</text:span></text:p></text:note-body></text:note></text:p>
      <text:p text:style-name="P31"/>
      <text:p text:style-name="P32">У поезії Стуса як стилістичний прийом поширене звертання до неживого суб’єкта: <text:span text:style-name="T16">Пам’яте, верни із чебрецю, із липня жаротою</text:span> [5; 201]. При цьому виникає явище персоніфікації, і контекст набуває емоційного забарвлення: <text:span text:style-name="T16">Ізвомплена душе, ярій!</text:span> [5; 248]. Такі звертання за стилістичними функціями є риторичними. Вони є стилістичним засобом для емоційного зображення подій, вироблення в читача певного ставлення до зображуваного. </text:p>
      <text:p text:style-name="P32">Іноді звертань у реченні буває декілька і вони можуть розташовуватись у градаційному порядку, посилюючи таким чином експресивність тексту:</text:p>
      <text:p text:style-name="P37">Прощайте ви, чотири мури,</text:p>
      <text:p text:style-name="P37">три двері, ґрачене вікно</text:p>
      <text:p text:style-name="P37">і ти, мовчазний і понурий</text:p>
      <text:p text:style-name="P37">мій столе, й ти, вільготне дно</text:p>
      <text:p text:style-name="P32"><text:span text:style-name="T16">ночей тюремних. Прощавайте </text:span>[5; 250].</text:p>
      <text:p text:style-name="P32">Оцінний ефект має перелік антонімічних звертань: <text:span text:style-name="T16">Прощай, Україно, моя </text:span><text:soft-page-break/><text:span text:style-name="T16">Україно, чужа Україно, навіки прощай</text:span> [5; 251].<text:span text:style-name="T8"><text:note text:id="ftn8" text:note-class="footnote"><text:note-citation>8</text:note-citation><text:note-body><text:p text:style-name="P41">Остапчук. Ю. Синтаксичний аспект Стусового «самособоюнаповнення» (стилістичні функції простого неелементарного речення у творчості письменника) // Молода нація. — 2006. — № 1. Василь Стус. Двадцять років після смерті: сучасне сприйняття і переосмислення. — С. 4 ???</text:p></text:note-body></text:note></text:span></text:p>
      <text:p text:style-name="P32"/>
      <text:p text:style-name="P23"><text:span text:style-name="T31">Якщо у попередніх збірках («Зимові дерева», «Веселий цвинтар») поет намагається своє життя спрямувати у правильне річище сам, то </text:span><text:span text:style-name="T33">в</text:span><text:span text:style-name="T31"> «Палімпсестах» вже більше опирається на волю Божу. В поезіях почастішали звертання до Бога — в них він шукає захисту й духовної підтримки для себе. У життєвих ситуаціях намагається звірятися з Богом, часто благає в нього підтримки й розуміння. Такі поетові одкровення пов'язані із збереженням внутрішньої гармонії, про яку він дбає протягом усього життя. Господнє милосердя для поета — в неспівмірному ні з чим небесному дарі бути собою.</text:span><text:span text:style-name="T31"><text:note text:id="ftn9" text:note-class="footnote"><text:note-citation>9</text:note-citation><text:note-body><text:p text:style-name="P4">Рарицький О. «Палімпсести» Василя Стуса: духовна домінанта // Слово і час. — 1999. — № 12. — С. 62-64</text:p></text:note-body></text:note></text:span></text:p>
      <text:p text:style-name="P32"/>
      <text:p text:style-name="P31">Для поета Бог стає вищим моральним орієнтиром, він прагне знайти йому постійний прихисток у своєму серці: <text:span text:style-name="T16">Дякую, Боже, за мить торжества!</text:span> [5; 266]. У житті Стус іде поруч із Богом. За найважчих обставин Бог стає для поета „опорятунком”:</text:p>
      <text:p text:style-name="P38">Боже, не літості – лютості,</text:p>
      <text:p text:style-name="P38">Боже, не ласки, а мсти,</text:p>
      <text:p text:style-name="P38">Дай розірвати нам пута ці,</text:p>
      <text:p text:style-name="P31"><text:span text:style-name="T16">Ретязі ці рознести </text:span>[5; 231].</text:p>
      <text:p text:style-name="P31">Такі поетові одкровення пов’язані зі збереженням внутрішньої гармонії, про яку він дбає упродовж усього життя. Господнє милосердя для нього – у неспівмірному небесному дарі бути собою:</text:p>
      <text:p text:style-name="P38">На всерозхресті люті і жаху,</text:p>
      <text:p text:style-name="P38">На всепрозрінні смертного крику</text:p>
      <text:p text:style-name="P38">Дай мені, Боже, чесного шляху,</text:p>
      <text:p text:style-name="P31"><text:soft-page-break/><text:span text:style-name="T16">Дай мені, Боже, гордого лику!</text:span><text:span text:style-name="T9"> [5; 320].</text:span><text:span text:style-name="T9"><text:note text:id="ftn10" text:note-class="footnote"><text:note-citation>10</text:note-citation><text:note-body><text:p text:style-name="P7">Остапчук. Ю. Синтаксичний аспект Стусового «самособоюнаповнення» (стилістичні функції простого неелементарного речення у творчості письменника) <text:span text:style-name="T46">// Молода нація. — 2006. — № 1. Василь Стус. Двадцять років після смерті: сучасне сприйняття і переосмислення. — С. 4 ???</text:span></text:p></text:note-body></text:note></text:span></text:p>
      <text:p text:style-name="P22"/>
      <text:p text:style-name="P19">Дослідження індивідуально-авторського стилю постає актуальним з огляду встановлення специфіки мовно-стилістичних засобів поетичного мовлення та вияву закономірностей будови вірша, що спонукає до аналізу різнорівневих мовних одиниць — фонетичних, лексико-фразеологічних, синтаксичних тощо.</text:p>
      <text:p text:style-name="P19">Головним організуючим компонентом мовленнєво-художнього утворення, який охоплює конструктивний, динамічний та інтерпретативний виміри, виступає синтаксис. Саме в межах поетичного контексту слово набуває максимального напруження, емоційності, естетичної образності. Речення, виступаючи головною синтаксичною одиницею, уможливлює існування різноманітних перетворень і змін, розбіжностей між реченневою структурою і будовою висловлення, посилення або нейтралізацію внутрішніх зв’язків у складному синтаксичному цілому. При цьому синтаксичні явища чи не найбільше індивідуалізують манеру оповіді і формують індіостиль поета. Цікавою у цьому плані є поезія Василя Стуса, інтелектуальна, з глибинним підтекстом, прочитанню якого підпорядковується авторський синтаксис.</text:p>
      <text:p text:style-name="P22">Синтаксична поетика Василя Стуса надзвичайно ємна й охоплює різні засоби та закономірності впливу внутрішніх і зовнішніх чинників реалізації поєднання компонентів складного синтаксичного цілого. Поезія Василя Стуса характеризується новітніми ємно-цілісними образами та «рваним» синтаксисом (термін А. П. Загнітка), що насичений такими явищами, як парцеляція, приєднування, сегментація тощо.<text:note text:id="ftn11" text:note-class="footnote"><text:note-citation>11</text:note-citation><text:note-body><text:p text:style-name="P8"><text:span text:style-name="T5">Дубовик Л. І.</text:span><text:span text:style-name="T34"> </text:span><text:span text:style-name="T47">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45</text:span></text:p></text:note-body></text:note></text:p>
      <text:p text:style-name="P22"/>
      <text:p text:style-name="P22">Різноманітні засоби вираження причинних відношень у поетичній мові <text:soft-page-break/>Василя Стуса неодновимірні, ємні, зумовлені своєрідними екзистенційними світопочуваннями поета. Значення причини часто виступає імпліцитно. Найповніше воно розкривається саме у складнопідрядних реченнях. Особливість їх функціонування, зокрема парцельованих підрядних частин із значенням причини, створює особливу синтаксичну поетику автора, уможливлює виразність та індивідуальність стильової манери поета.<text:note text:id="ftn12" text:note-class="footnote"><text:note-citation>12</text:note-citation><text:note-body><text:p text:style-name="P2"><text:span text:style-name="T39">Дубовик Л. І. </text:span><text:span text:style-name="T48">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50</text:span><text:span text:style-name="T39">-251</text:span></text:p></text:note-body></text:note></text:p>
      <text:p text:style-name="P22"/>
      <text:p text:style-name="P20">Вірші Стуса багаті на барви, тони і образи, які мають логічний сенс в його поетиці. Малюючи образи, наповнені символічного, внутрішнього значення, Стус не може обійтися без найосновніших в образності мови тропів та фігур, особливо метафори і порівняння.<text:span text:style-name="T12"><text:note text:id="ftn13" text:note-class="footnote"><text:note-citation>13</text:note-citation><text:note-body><text:p text:style-name="P39"><text:span text:style-name="T52">Стус В. Зимові дерева: Перша збірка поезій / Вступ. ст. А. Шум.— Брюс</text:span><text:span text:style-name="T51">сель, «Література і мистецтво», 1970. — С. 4</text:span></text:p></text:note-body></text:note></text:span></text:p>
      <text:p text:style-name="P20"/>
      <text:p text:style-name="P22">Зазначимо, що у поезіях митця предостатньо таких тропів, як метафора, порівняння, епітети, гіпербола, літота, іронія, антитеза та інші засоби поетичного мовлення. Вони розкривають багатство мовлення, асоціативних відтінків, посилюють та увиразнюють його емоційне та оцінне забарвлення, указують на виразні ознаки власного індіостилю поета.<text:note text:id="ftn14" text:note-class="footnote"><text:note-citation>14</text:note-citation><text:note-body><text:p text:style-name="P4"><text:span text:style-name="T4">Лопушинський І., Ковнір О. </text:span><text:span text:style-name="T5">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5">— С. 5 ???</text:span></text:p></text:note-body></text:note></text:p>
      <text:p text:style-name="P20"/>
      <text:p text:style-name="P22">Притаманним Стусові є метод користування кількома тропами й фігурами одночасно, тому його поезія цікава і побуджує уяву. Не зважаючи на багатство тих засобів, вірш не тратить прозорості, а філософічне міркування набирає сили.<text:note text:id="ftn15" text:note-class="footnote"><text:note-citation>15</text:note-citation><text:note-body><text:p text:style-name="P39"><text:span text:style-name="T52">Стус В. Зимові дерева: Перша збірка поезій / Вступ. ст. А. Шум.— Брюс</text:span><text:span text:style-name="T51">сель, «Література і мистецтво», 1970. — С. 5</text:span></text:p></text:note-body></text:note></text:p>
      <text:p text:style-name="P20"><text:soft-page-break/></text:p>
      <text:p text:style-name="P22">Порівняння в Стуса трапляються і дуже прості, і дуже складні. До простих належать такі як «...ранок білий, як божевілля». Бувають в Стуса порівняння, які творять цілу стилістичну «піраміду», так вони нагромаджені одні на других.<text:note text:id="ftn16" text:note-class="footnote"><text:note-citation>16</text:note-citation><text:note-body><text:p text:style-name="P39"><text:span text:style-name="T52">Стус В. Зимові дерева: Перша збірка поезій / Вступ. ст. А. Шум.— Брюс</text:span><text:span text:style-name="T51">сель, «Література і мистецтво», 1970. — С. 4</text:span></text:p></text:note-body></text:note></text:p>
      <text:p text:style-name="P22"/>
      <text:p text:style-name="P19">Одним із найпотужніших образотворчих засобів у художніх текстах поета дослідники вважають метафору.</text:p>
      <text:p text:style-name="P21"><text:span text:style-name="T4">Метафора (грецьк. </text:span><text:span text:style-name="T1">metaphora</text:span><text:span text:style-name="T4"> — перенесення) — один із основних тропів поетичного мовлення. У метафорі слова та словосполучення розкривають сутність одних явищ та предметів через інші за схожістю та контрастністю (2,456).</text:span></text:p>
      <text:p text:style-name="P22">Первинна функція метафори в художньому тексті — тропеїчна, образотворча, спрямована на формування художньої якості.</text:p>
      <text:p text:style-name="P19">Ще в працях Арістотеля, Ціцерона, Квінтіліана серед виражальних засобів мови центральне місце належить метафорі. Ціцерон стверджував: «Нема тропа блискучішого, такого, що надавав би мові більшої кількості яскравих образів, ніж метафора» (1,217). Видатний український мовознавець О. О. Потебня називав її вінцем авторського мовно-творчого пошуку в найповнішому відображенні думки, створенні образу, наголошуючи: «Елементарно, поетичність мови, тобто образність окремих слів і постійних словосполучень, якою б помітною вона не була, нікчемна порівняно із здатністю мов створювати образи зі сполучень слів, незалежно від того, образні вони чи ні» (6,104).</text:p>
      <text:p text:style-name="P22">Поетичні твори Василя Стуса надзвичайно насичені метафорами, причому певна їх частина є закритою.<text:span text:style-name="T1"> </text:span>Через усю творчість поета проходять метафори, у яких потенційно закладено варіативність трактування текстів. Унаслідок цього дослідження мовної особистості Стуса не може обмежуватися формальним <text:soft-page-break/>аналізом окремих метафор. Це б звузило рамки можливих тлумачень їх семантичного наповнення та умов уживання тих чи інших лексем у структурі метафор.<text:note text:id="ftn17" text:note-class="footnote"><text:note-citation>17</text:note-citation><text:note-body><text:p text:style-name="P4"><text:span text:style-name="T35">Лопушинський І., Ковнір О. 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text:note-body></text:note></text:p>
      <text:p text:style-name="P22"/>
      <text:p text:style-name="P22"><text:span text:style-name="T31">Стилістичні синоніми посідають значне місце у мові. Та це й зрозуміло, бо в реальному контексті синонімами можуть бути слова, далекі за своїм лексичним змістом. Збільшення їх семантики, особливо в переносному вживанні, викликається спільністю стилістичного завдання.</text:span><text:span text:style-name="T31"><text:note text:id="ftn18" text:note-class="footnote"><text:note-citation>18</text:note-citation><text:note-body><text:p text:style-name="P2"><text:span text:style-name="T50">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4</text:span></text:p></text:note-body></text:note></text:span></text:p>
      <text:p text:style-name="P17"/>
      <text:p text:style-name="P19">До стилістичних синонімів входить велика кількість слів та фразеологізмів. <text:span text:style-name="T37">Оскільки синоніміка становить собою певну систему взаємовідношень між значеннями окремих слів і словесних зворотів, які склалися в загальнонародній мові і діють у ній на основі певних закономірностей протягом більш-менш довгого періоду її історичного існування, він є, власне, об’єднанням слів, що визначають одне поняття. Отже, синонімічний ряд можна розглядати як певну мікросистему в синонімічній системі мови (5).</text:span><text:span text:style-name="T37"><text:note text:id="ftn19" text:note-class="footnote"><text:note-citation>19</text:note-citation><text:note-body><text:p text:style-name="P2"><text:span text:style-name="T50">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5</text:span></text:p></text:note-body></text:note></text:span></text:p>
      <text:p text:style-name="P17"/>
      <text:p text:style-name="P19">Вивчення синонімів, їх сутності, особливостей — це все те, що допомагає нам зрозуміти використання синонімів, а також їх стилістичну роль.</text:p>
      <text:p text:style-name="P22"><text:span text:style-name="T31">Використання синонімів має різну мету: реально показати речі, додати сказаному піднесеності, чи навпаки, гумористичного звучання, а також </text:span><text:soft-page-break/><text:span text:style-name="T31">передати місцевий колорит мови.</text:span><text:span text:style-name="T31"><text:note text:id="ftn20" text:note-class="footnote"><text:note-citation>20</text:note-citation><text:note-body><text:p text:style-name="P2"><text:span text:style-name="T50">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6</text:span></text:p></text:note-body></text:note></text:span></text:p>
      <text:p text:style-name="P17"/>
      <text:p text:style-name="P30">У поетичному дискурсі Василя Стуса широко вживається антитеза (від гр. antithesis — протиставлення, суперечність) — «стилістична фігура, що полягає у драматичному запереченні певної тези чи у вмотивованому контрастуванні смислових значень бінарних образів» [<text:span text:style-name="T1">3</text:span>; 48], яка підсилює мовну експресію ліричних творів митця, відбиває особливості його двоїстого світовідчуття.</text:p>
      <text:p text:style-name="P27">Звернення письменника до цієї стилістичної фігури зумовлене насамперед її великими виражальними можливостями, оскільки «у зіставленні протилежних або контрастних понять чи образів повніше, яскравіше виявляються їхні якості» [<text:span text:style-name="T1">2</text:span>; 18], пор.: <text:span text:style-name="T17">Прощай, Україно, моя Україно,</text:span><text:span text:style-name="T2"> </text:span><text:span text:style-name="T17">/ чужа Україно, щаслива бувай </text:span>(П-1; 223). У цій антитезі, що виражає образно-парадоксальну ідею, наявна пара антитетичних епітетів: <text:span text:style-name="T17">моя і чужа</text:span>. Такий притаманний для антитези поділ на звичне/незвичне репрезентується й в інших антитетичних лексемних парах: <text:span text:style-name="T17">злет-падіння, стовбур-крона, там-тут, життя-смерть, близько-далеко, зима-літо, лютість-кохання, живий-мрець</text:span> та ін., пор.: <text:span text:style-name="T17">Одна гора — зима, а друга — літо,/ а я стою, мов осінь,— посеред</text:span> (П-1; 132).<text:note text:id="ftn21" text:note-class="footnote"><text:note-citation>21</text:note-citation><text:note-body><text:p text:style-name="P2">Оліфіренко Л. Антитетичність у поетиці Василя Стуса як відображення світогляду митця <text:span text:style-name="T49">// Молода нація. — 2006. — № 1. Василь Стус. Двадцять років після смерті: сучасне сприйняття і переосмислення. — С. 1 ???</text:span></text:p></text:note-body></text:note></text:p>
      <text:p text:style-name="P27"/>
      <text:p text:style-name="P28">Стислість і висока емоційність антитези надають багатьом висловам В. Стуса виразності, афористичності: <text:span text:style-name="T17">Життя — повище зір, життя — понижче пекла... </text:span><text:span text:style-name="T28">(П-2; 57); </text:span><text:span text:style-name="T20">Який високий злет! Яке падіння</text:span><text:span text:style-name="T45">!..(ЧТ; 63); </text:span><text:span text:style-name="T20">Живі — у домовині. Мертві — ні, / хоча тюремним муром всіх притисло</text:span><text:span text:style-name="T45"> (ЗД; 81) тощо.</text:span></text:p>
      <text:p text:style-name="P28">Відомо, що лексико-семантичним центром антитези виступають здебільшого антоніми. Експресія, а разом із нею й естетичний план вислову <text:soft-page-break/>значно зростає, коли зіставлювані елементи антонімічної пари:</text:p>
      <text:p text:style-name="P33">1) використовуються прийомом вставленого речення для витворення ємнішого висловлення: <text:span text:style-name="T20">Регочи на кутні – буде </text:span><text:span text:style-name="T19">легше </text:span><text:span text:style-name="T20">/ (а як буде </text:span><text:span text:style-name="T19">важче</text:span><text:span text:style-name="T20"> – теж не гріх)</text:span><text:span text:style-name="T45"> (ЗД; 62);</text:span></text:p>
      <text:list xml:id="list742850263" text:style-name="WW8Num2">
        <text:list-item>
          <text:p text:style-name="P45">перехресно повторюються: <text:span text:style-name="T20">Що </text:span><text:span text:style-name="T19">чуже</text:span><text:span text:style-name="T20"> – то </text:span><text:span text:style-name="T19">наше</text:span><text:span text:style-name="T20">. / А що </text:span><text:span text:style-name="T19">наше</text:span><text:span text:style-name="T20"> – нам же й </text:span><text:span text:style-name="T19">чуже</text:span><text:span text:style-name="T45"> (ЗД; 83);</text:span></text:p>
        </text:list-item>
        <text:list-item>
          <text:p text:style-name="P45">посилюються атрибутами, що, в свою чергу, є антонімічними: <text:span text:style-name="T45">…</text:span><text:span text:style-name="T20">по кураях, по </text:span><text:span text:style-name="T19">рідних</text:span><text:span text:style-name="T20"> селах, по містах, / </text:span><text:span text:style-name="T19">чужих</text:span><text:span text:style-name="T20"> містах – ти так і кляк і однокрило ріс угору</text:span><text:span text:style-name="T45"> (ЗД; 110);</text:span></text:p>
        </text:list-item>
        <text:list-item>
          <text:p text:style-name="P45">парцелюються: <text:span text:style-name="T17">Як став – то вплав, / як брід – то вслід, / як мур – то хоч нурця…</text:span> (П-1; 30);</text:p>
        </text:list-item>
        <text:list-item>
          <text:p text:style-name="P45">підтримуються повтором: <text:span text:style-name="T17">Жертовна молитва, жертовна клятьба, / жертовна любов і прокльони – / довіку не буде із мене раба, / душа поневажить полони</text:span> (П-2; 74).</text:p>
        </text:list-item>
      </text:list>
      <text:p text:style-name="P27">Письменник не обмежується лише узвичаєними в мові антонімами, а, протиставляючи образи, використовує слова, які поза контекстом не сприймаються як антонімічні. Контекстуальна антонімія, здебільшого пов’язана з різноманітними семантичними зсувами, ґрунтується на протиставленні слів не за їх прямим значенням, а за якоюсь однією ознакою, що актуалізується в контексті і дозволяє створювати свіжі, індивідуально-авторські антитези, які розкривають оригінальне світобачення художника слова: <text:span text:style-name="T20">Я — сам. А ти — лиш тінь. / Я є добро, а ти — труха і тлінь, / а спільне в нас — що в’язні ми обоє / дверей обабоки</text:span><text:span text:style-name="T45"> (ЧТ; 27); </text:span><text:span text:style-name="T20">Ти – не птаха невеличка. Ти – заманливий порив!</text:span><text:span text:style-name="T45"> (Кр; </text:span><text:span text:style-name="T45">203).</text:span><text:span text:style-name="T45"><text:note text:id="ftn22" text:note-class="footnote"><text:note-citation>22</text:note-citation><text:note-body><text:p text:style-name="P2"><text:span text:style-name="T49">Оліфіренко Л. Антитетичність у поетиці Василя Стуса як відображення світогляду митця // Молода нація. — 2006. — № 1. Василь Стус. Двадцять років після смерті: сучасне сприйняття і переосмислення. — С. 2 ???</text:span></text:p></text:note-body></text:note></text:span></text:p>
      <text:p text:style-name="P27"/>
      <text:p text:style-name="P28">Поняття антитетичності дуже тісно пов’язане з контрастуванням. Особливо сильне враження на читача (слухача) справляє контрастування <text:soft-page-break/>логічно й семантично різнопланових мовних одиниць, зокрема зіткнення конкретного з абстрактним, пор.: <text:span text:style-name="T17">Тільки сіль, і вода, і житняк,</text:span><text:span text:style-name="T2"> </text:span><text:span text:style-name="T17">/ і світанок, і ніч, і стозора</text:span><text:span text:style-name="T2"> </text:span><text:span text:style-name="T17">/ небезпека, і сонна і хора</text:span><text:span text:style-name="T2"> </text:span><text:span text:style-name="T17">/ ця душа – вирушає успак!</text:span> (П-1; 105); <text:span text:style-name="T16">З калини сопілка і гілка бузку, / і перша гагілка, і перше ку-ку </text:span>(П-2; 61). Як свідчать наведені приклади, експресія, породжувана логічно й семантично різноплановими зіткненнями, завжди підсилюється ампліфікацією або градацією контрастуючих елементів, що граматично оформлюються у вигляді контрастуючих елементів речення. До того ж, вона може підсилюватися супровідною антонімізацією (<text:span text:style-name="T17">і світанок, і ніч</text:span>), римою (<text:span text:style-name="T17">сопілка – гілка – гагілка, гілка бузку – ку-ку</text:span>).</text:p>
      <text:p text:style-name="P29">Контрасти семантично супротилежних одиниць реалізуються у ліриці митця й через зіткнення цих одиниць – в оксюморонах. Поєднуючи два антонімічні поняття, автор створює цілком нове поняття, а вислів набирає оригінальності, образності й значного рівня експресивності. За допомогою контрастів письменник творить експресію урочистості, експресію іронії, експресію сарказму тощо.<text:note text:id="ftn23" text:note-class="footnote"><text:note-citation>23</text:note-citation><text:note-body><text:p text:style-name="P2"><text:span text:style-name="T49">Оліфіренко Л. Антитетичність у поетиці Василя Стуса як відображення світогляду митця // Молода нація. — 2006. — № 1. Василь Стус. Двадцять років після смерті: сучасне сприйняття і переосмислення. — С. 3 ???</text:span></text:p></text:note-body></text:note></text:p>
      <text:p text:style-name="P29"/>
      <text:p text:style-name="P24"><text:span text:style-name="T31">У вірші «Вільготно гойдається зламана віть...» (П, І, 27) оксюморонність процесу зцілення зламаної віті підсилена видимими зламами слів. Бо ж саме завдяки цим зламам кожен рядок набуває суверенності, самосутності змісту, а в поєднанні з іншими рядками отримує додаткові значення.</text:span><text:span text:style-name="T31"><text:note text:id="ftn25" text:note-class="footnote"><text:note-citation>24</text:note-citation><text:note-body><text:p text:style-name="P5"><text:span text:style-name="T4">Плющ Л. Вільготно гойдається зламана віть... // «Слово і час», № 11, 1991. </text:span><text:span text:style-name="T36">— С. 44</text:span></text:p></text:note-body></text:note></text:span></text:p>
      <text:p text:style-name="P17"/>
      <text:p text:style-name="P17">У процесі дослідження ідіостилю Василя Стуса, специфіки ліричного фонду поета вияскравлюється неоднорідність стилю митця, цілковита усвідомленість обраного шляху. Властива йому моральна досконалість, глибинна повнота мислення, внутрішня суверенність стає свідченням <text:soft-page-break/>філософського осмислення подій і явищ суспільної дійсності. Духовна домінанта як ключова ознака життєво-творчої цілісності автора є мірилом внутрішньої гармонії із собою, здобутої у процесі особистої еволюції. Екзистенційна спорідненість із собою, сформована буттєвим досвідом, виявляє суть філософсько-політичної світобудови автора.</text:p>
      <text:p text:style-name="P19">Опорні субстантиви на позначення істот — це слова з лексичним значенням: родової та статевої приналежності, позначення імен, по батькові та прізвищ осіб, людей за фахом, за національністю, людей за відношенням один до одного, тварин та ін. Всім цим реченням притаманна спільна риса: підрядні частини зазначених речень повідомляють додаткову, уточнюючу інформацію про істоту, яка є об’єктом (найчастіше) або суб’єктом речення.</text:p>
      <text:p text:style-name="P22"><text:span text:style-name="T31">У творах Василя Стуса найчастіше зустрічаються речення, де опорним словом виступає конкретний іменник на позначення істоти. Здебільшого підрядна частина в таких складнопідрядних реченнях несе в собі значення додаткової інформації про суб’єкт/об’єкт:</text:span><text:span text:style-name="T32"><text:note text:id="ftn26" text:note-class="footnote"><text:note-citation>25</text:note-citation><text:note-body><text:p text:style-name="P5"><text:span text:style-name="T4">Пономарьова Л. Стилетворчий потенціал складнопідрядних прислівних присубстантивно-атрибутивних речень в ідіостилі Василя Стуса </text:span><text:span text:style-name="T36">//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 ???</text:span></text:p></text:note-body></text:note></text:span></text:p>
      <text:p text:style-name="P22"/>
      <text:p text:style-name="P19">Часто у поетичних рядках В. Стуса члени речення стоять не на своєму місці. Це відбувається тоді, коли цього вимагає зв’язок їх із словами сусіднього речення або самостійного словосполучення, наприклад:</text:p>
      <text:p text:style-name="P26">Бринить космічна музика струмка,</text:p>
      <text:p text:style-name="P26">Неначе ним усесвіт обізвався</text:p>
      <text:p text:style-name="P26">до себе. Сядь напоруч і змалій</text:p>
      <text:p text:style-name="P26">до крем’яха. І най тебе омиє</text:p>
      <text:p text:style-name="P26">вода прозора...</text:p>
      <text:p text:style-name="P25"><text:span text:style-name="T31">(Із зб. «Палімпсести»)</text:span><text:span text:style-name="T31"><text:note text:id="ftn27" text:note-class="footnote"><text:note-citation>26</text:note-citation><text:note-body><text:p text:style-name="P5"><text:span text:style-name="T4">Могила С. Вияви інверсії в поетичних творах Василя Стуса </text:span><text:span text:style-name="T36">//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margin-top="0in" fo:margin-bottom="0in" fo:line-height="150%" fo:text-align="justify" style:justify-single-word="false" fo:text-indent="0.4925in" style:auto-text-indent="false"/>
      <style:text-properties style:font-size-complex="10pt"/>
    </style:style>
    <style:style style:name="Основной_20_текст_20_с_20_отступом_20_2" style:display-name="Основной текст с отступом 2" style:family="paragraph" style:parent-style-name="Standard">
      <style:paragraph-properties fo:margin-left="0in" fo:margin-right="0in" fo:margin-top="0in" fo:margin-bottom="0in" fo:line-height="150%" fo:text-align="justify" style:justify-single-word="false" fo:text-indent="0.4862in" style:auto-text-indent="false"/>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1-01T03:24:23.89</meta:creation-date>
    <dc:date>2012-04-23T14:51:12</dc:date>
    <meta:editing-duration>PT14H31M52S</meta:editing-duration>
    <meta:editing-cycles>119</meta:editing-cycles>
    <meta:generator>LibreOffice/3.4$Linux LibreOffice_project/340m1$Build-402</meta:generator>
    <meta:document-statistic meta:table-count="0" meta:image-count="0" meta:object-count="2" meta:page-count="15" meta:paragraph-count="124" meta:word-count="3328" meta:character-count="23787" meta:non-whitespace-character-count="206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label-position="right"/>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38cm" svg:y="4.2cm" style:legend-expansion="high" chart:style-name="ch2"/>
        <chart:plot-area chart:style-name="ch3" chart:data-source-has-labels="both" svg:x="0.769cm" svg:y="0.851cm" svg:width="9.973cm" svg:height="7.549cm">
          <chartooo:coordinate-region svg:x="5.624cm" svg:y="1.5cm" svg:width="4.931cm" svg:height="6.25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пособи словотворення</text:p>
              </table:table-cell>
            </table:table-row>
          </table:table-header-rows>
          <table:table-rows>
            <table:table-row>
              <table:table-cell office:value-type="string">
                <text:p>Суфіксально-префіксальний</text:p>
              </table:table-cell>
              <table:table-cell office:value-type="float" office:value="4">
                <text:p>4</text:p>
              </table:table-cell>
            </table:table-row>
            <table:table-row>
              <table:table-cell office:value-type="string">
                <text:p>Словоскладання</text:p>
              </table:table-cell>
              <table:table-cell office:value-type="float" office:value="11">
                <text:p>11</text:p>
              </table:table-cell>
            </table:table-row>
            <table:table-row>
              <table:table-cell office:value-type="string">
                <text:p>Суфіксальний</text:p>
              </table:table-cell>
              <table:table-cell office:value-type="float" office:value="13">
                <text:p>13</text:p>
              </table:table-cell>
            </table:table-row>
            <table:table-row>
              <table:table-cell office:value-type="string">
                <text:p>Префіксальний</text:p>
              </table:table-cell>
              <table:table-cell office:value-type="float" office:value="16">
                <text:p>16</text:p>
              </table:table-cell>
            </table:table-row>
            <table:table-row>
              <table:table-cell office:value-type="string">
                <text:p>Зрощення</text:p>
              </table:table-cell>
              <table:table-cell office:value-type="float" office:value="59">
                <text:p>59</text:p>
              </table:table-cell>
            </table:table-row>
            <table:table-row>
              <table:table-cell office:value-type="string">
                <text:p>Основоскладання</text:p>
              </table:table-cell>
              <table:table-cell office:value-type="float" office:value="70">
                <text:p>7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645cm" svg:y="4.001cm" style:legend-expansion="high" chart:style-name="ch2"/>
        <chart:plot-area chart:style-name="ch3" chart:data-source-has-labels="both" svg:x="0.769cm" svg:y="0.851cm" svg:width="10.238cm" svg:height="7.549cm">
          <chartooo:coordinate-region svg:x="3.348cm" svg:y="0.851cm" svg:width="7.379cm" svg:height="6.9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Кількість словникових статтей</text:p>
              </table:table-cell>
            </table:table-row>
          </table:table-header-rows>
          <table:table-rows>
            <table:table-row>
              <table:table-cell office:value-type="string">
                <text:p>Дієприслівник</text:p>
              </table:table-cell>
              <table:table-cell office:value-type="float" office:value="1">
                <text:p>1</text:p>
              </table:table-cell>
            </table:table-row>
            <table:table-row>
              <table:table-cell office:value-type="string">
                <text:p>Дієприкметник</text:p>
              </table:table-cell>
              <table:table-cell office:value-type="float" office:value="4">
                <text:p>4</text:p>
              </table:table-cell>
            </table:table-row>
            <table:table-row>
              <table:table-cell office:value-type="string">
                <text:p>Дієслово</text:p>
              </table:table-cell>
              <table:table-cell office:value-type="float" office:value="9">
                <text:p>9</text:p>
              </table:table-cell>
            </table:table-row>
            <table:table-row>
              <table:table-cell office:value-type="string">
                <text:p>Прислівник</text:p>
              </table:table-cell>
              <table:table-cell office:value-type="float" office:value="14">
                <text:p>14</text:p>
              </table:table-cell>
            </table:table-row>
            <table:table-row>
              <table:table-cell office:value-type="string">
                <text:p>Прикметник</text:p>
              </table:table-cell>
              <table:table-cell office:value-type="float" office:value="46">
                <text:p>46</text:p>
              </table:table-cell>
            </table:table-row>
            <table:table-row>
              <table:table-cell office:value-type="string">
                <text:p>Іменник</text:p>
              </table:table-cell>
              <table:table-cell office:value-type="float" office:value="138">
                <text:p>13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